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823 – Laboratório de Redes – Segundo semestre – 2009</text:p>
      <text:p text:style-name="P2">Professor Nelson Fonseca</text:p>
      <text:p text:style-name="P2">Atividade 2.1</text:p>
      <text:p text:style-name="P3"/>
      <text:p text:style-name="P4">Rafael Fonseca dos Santos<text:tab/>RA: 072146</text:p>
      <text:p text:style-name="P5"><text:span text:style-name="T2">Gustavo Serra Scalet <text:tab/><text:tab/>RA: </text:span>061358</text:p>
      <text:p text:style-name="P3"/>
      <text:p text:style-name="P16">1) Adicione a função sleep no servidor.c da atividade prática anterior antes do socket connfd ser fechado de modo que o servidor "segure" a conexão do primeiro cliente que se conectar. Com essa modificação, o servidor aceita a conexão de dois clientes de forma concorrente? Por que?</text:p>
      <text:p text:style-name="P9"/>
      <text:p text:style-name="P9">Não, isso não acontece pois a chamada é bloqueante no servidor, sendo assim</text:p>
      <text:p text:style-name="P9">trabalhamos apenas com um socket (conexão) de cada vez, não sendo concorrente o</text:p>
      <text:p text:style-name="P9">servi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09-21T20:35:49</dc:date>
    <meta:editing-cycles>28</meta:editing-cycles>
    <meta:editing-duration>PT04H47M42S</meta:editing-duration>
    <meta:document-statistic meta:table-count="0" meta:image-count="0" meta:object-count="0" meta:page-count="1" meta:paragraph-count="9" meta:word-count="100" meta:character-count="605"/>
    <meta:user-defined meta:name="Info 1"/>
    <meta:user-defined meta:name="Info 2"/>
    <meta:user-defined meta:name="Info 3"/>
    <meta:user-defined meta:name="Info 4"/>
  </office:meta>
</office:document-meta>
</file>